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320a" officeooo:paragraph-rsid="000732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figure Git repository in Windows</text:p>
      <text:p text:style-name="P1"/>
      <text:p text:style-name="P1">Git Client</text:p>
      <text:p text:style-name="P1"><text:a xlink:type="simple" xlink:href="http://www.thegeekstuff.com/2012/02/git-for-windows/" text:style-name="Internet_20_link" text:visited-style-name="Visited_20_Internet_20_Link">http://www.thegeekstuff.com/2012/02/git-for-windows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3:56:02.868173523</meta:creation-date>
    <dc:date>2017-10-10T14:02:48.246398629</dc:date>
    <meta:editing-duration>PT6M45S</meta:editing-duration>
    <meta:editing-cycles>1</meta:editing-cycles>
    <meta:document-statistic meta:table-count="0" meta:image-count="0" meta:object-count="0" meta:page-count="1" meta:paragraph-count="3" meta:word-count="8" meta:character-count="97" meta:non-whitespace-character-count="92"/>
    <meta:generator>LibreOffice/5.1.6.2$Linux_X86_64 LibreOffice_project/10m0$Build-2</meta:generator>
  </office:meta>
</office:document-meta>
</file>